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Inconsolata, Courier, monospace"/>
    <style:font-face style:name="Microsoft YaHei" svg:font-family="'Microsoft YaHei', 'SF Pro Display', Roboto, Noto, Arial, 'PingFang SC', sans-serif"/>
    <style:font-face style:name="Source Code Pro" svg:font-family="'Source Code Pro', 'DejaVu Sans Mono', 'Ubuntu Mono', 'Anonymous Pro', 'Droid Sans Mono', Menlo, Monaco, Consolas, Inconsolata, Courier, monospace, 'PingFang SC', 'Microsoft YaHei', sans-serif"/>
    <style:font-face style:name="apple-system" svg:font-family="apple-system, 'SF UI Text', Arial, 'PingFang SC', 'Hiragino Sans GB', 'Microsoft YaHei', 'WenQuanYi Micro Hei', sans-serif, SimHei, SimSu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/>
    </style:style>
    <style:style style:name="P2" style:family="paragraph" style:parent-style-name="Text_20_body">
      <style:paragraph-properties fo:margin-top="0in" fo:margin-bottom="0in" loext:contextual-spacing="false"/>
      <style:text-properties officeooo:rsid="0000970d" officeooo:paragraph-rsid="0000970d"/>
    </style:style>
    <style:style style:name="P3" style:family="paragraph" style:parent-style-name="Text_20_body">
      <style:paragraph-properties fo:margin-top="0in" fo:margin-bottom="0in" loext:contextual-spacing="false"/>
      <style:text-properties fo:font-weight="bold" officeooo:rsid="0000970d" officeooo:paragraph-rsid="0000970d" style:font-weight-asian="bold" style:font-weight-complex="bold"/>
    </style:style>
    <style:style style:name="P4" style:family="paragraph" style:parent-style-name="Text_20_body">
      <style:paragraph-properties fo:margin-top="0in" fo:margin-bottom="0in" loext:contextual-spacing="false"/>
      <style:text-properties fo:color="#800000" officeooo:rsid="0000970d" officeooo:paragraph-rsid="0000970d" fo:background-color="#ffff00"/>
    </style:style>
    <style:style style:name="P5" style:family="paragraph" style:parent-style-name="Text_20_body">
      <style:paragraph-properties fo:margin-top="0in" fo:margin-bottom="0in" loext:contextual-spacing="false" style:line-height-at-least="0.2291in" fo:padding="0in" fo:border="none"/>
    </style:style>
    <style:style style:name="P6" style:family="paragraph" style:parent-style-name="Text_20_body">
      <style:paragraph-properties fo:margin-left="0in" fo:margin-right="0in" fo:margin-top="0in" fo:margin-bottom="0in" loext:contextual-spacing="false" style:line-height-at-least="0.2291in" fo:text-indent="0in" style:auto-text-indent="false" fo:padding="0in" fo:border="none"/>
    </style:style>
    <style:style style:name="P7" style:family="paragraph" style:parent-style-name="Text_20_body">
      <style:paragraph-properties fo:margin-left="0in" fo:margin-right="0in" fo:margin-top="0in" fo:margin-bottom="0in" loext:contextual-spacing="false" style:line-height-at-least="0.2291in" fo:text-indent="0in" style:auto-text-indent="false" fo:padding="0in" fo:border="none"/>
      <style:text-properties fo:color="#4d4d4d" loext:padding="0in" loext:border="none"/>
    </style:style>
    <style:style style:name="P8" style:family="paragraph" style:parent-style-name="Text_20_body">
      <style:paragraph-properties fo:margin-left="0in" fo:margin-right="0in" fo:text-indent="0in" style:auto-text-indent="false"/>
    </style:style>
    <style:style style:name="P9" style:family="paragraph" style:parent-style-name="Text_20_body">
      <style:paragraph-properties fo:margin-left="0in" fo:margin-right="0.1457in" fo:margin-top="0in" fo:margin-bottom="0in" loext:contextual-spacing="false" style:line-height-at-least="0.2291in" fo:text-indent="0in" style:auto-text-indent="false" fo:padding="0in" fo:border="none"/>
    </style:style>
    <style:style style:name="P10" style:family="paragraph" style:parent-style-name="Text_20_body">
      <style:paragraph-properties fo:margin-left="0in" fo:margin-right="0.25in" fo:margin-top="0in" fo:margin-bottom="0in" loext:contextual-spacing="false" style:line-height-at-least="0.2291in" fo:text-indent="0in" style:auto-text-indent="false" fo:padding="0in" fo:border="none"/>
    </style:style>
    <style:style style:name="P11" style:family="paragraph" style:parent-style-name="Text_20_body">
      <style:paragraph-properties fo:margin-left="0in" fo:margin-right="0in" fo:margin-top="0in" fo:margin-bottom="0in" loext:contextual-spacing="false" style:line-height-at-least="0.2291in" fo:text-indent="0.5209in" style:auto-text-indent="false" fo:padding="0in" fo:border="none"/>
      <style:text-properties fo:color="#4d4d4d" loext:padding="0in" loext:border="none"/>
    </style:style>
    <style:style style:name="P12" style:family="paragraph" style:parent-style-name="Preformatted_20_Text">
      <style:paragraph-properties fo:margin-left="0.0835in" fo:margin-right="0in" fo:margin-top="0in" fo:margin-bottom="0in" loext:contextual-spacing="false" style:line-height-at-least="0.2291in" fo:text-indent="0in" style:auto-text-indent="false" fo:padding="0in" fo:border="none"/>
    </style:style>
    <style:style style:name="P13" style:family="paragraph" style:parent-style-name="Preformatted_20_Text">
      <style:paragraph-properties fo:margin-left="0.0835in" fo:margin-right="0in" fo:margin-top="0in" fo:margin-bottom="0in" loext:contextual-spacing="false" fo:text-indent="0in" style:auto-text-indent="false"/>
    </style:style>
    <style:style style:name="P14" style:family="paragraph" style:parent-style-name="Heading_20_1">
      <style:paragraph-properties fo:margin-top="0in" fo:margin-bottom="0in" loext:contextual-spacing="false" style:line-height-at-least="0.2291in" fo:padding="0in" fo:border="none"/>
    </style:style>
    <style:style style:name="T1" style:family="text">
      <style:text-properties fo:color="#abb2bf" style:font-name="Source Code Pro" fo:font-size="10.5pt" fo:background-color="#282c34" loext:char-shading-value="0" style:font-name-asian="Source Code Pro" style:font-size-asian="10.5pt" style:font-weight-asian="normal" style:font-name-complex="Source Code Pro" style:font-size-complex="10.5pt"/>
    </style:style>
    <style:style style:name="T2" style:family="text">
      <style:text-properties fo:color="#abb2bf" style:font-name="Source Code Pro" fo:font-size="10.5pt" fo:background-color="#282c34" loext:char-shading-value="0" style:font-name-asian="Source Code Pro" style:font-size-asian="10.5pt" style:font-style-asian="italic" style:font-name-complex="Source Code Pro" style:font-size-complex="10.5pt" loext:padding="0in" loext:border="none"/>
    </style:style>
    <style:style style:name="T3" style:family="text">
      <style:text-properties fo:color="#abb2bf" style:font-name="Source Code Pro" fo:font-size="10.5pt" fo:background-color="#282c34" loext:char-shading-value="0" style:font-name-asian="Source Code Pro" style:font-size-asian="10.5pt" style:font-name-complex="Source Code Pro" style:font-size-complex="10.5pt" loext:padding="0in" loext:border="none"/>
    </style:style>
    <style:style style:name="T4" style:family="text">
      <style:text-properties fo:color="#abb2bf" style:font-name="Source Code Pro" fo:font-size="10.5pt" fo:font-style="italic" fo:background-color="#282c34" loext:char-shading-value="0" style:font-name-asian="Source Code Pro" style:font-size-asian="10.5pt" style:font-name-complex="Source Code Pro" style:font-size-complex="10.5pt" loext:padding="0in" loext:border="none"/>
    </style:style>
    <style:style style:name="T5" style:family="text">
      <style:text-properties fo:color="#abb2bf" style:font-name="Source Code Pro" fo:font-size="10.5pt" fo:letter-spacing="normal" fo:background-color="#282c34" loext:char-shading-value="0" style:font-name-asian="Source Code Pro" style:font-size-asian="10.5pt" style:font-name-complex="Source Code Pro" style:font-size-complex="10.5pt" loext:padding="0in" loext:border="none"/>
    </style:style>
    <style:style style:name="T6" style:family="text">
      <style:text-properties fo:color="#abb2bf" style:font-name="Source Code Pro" fo:font-size="10.5pt" fo:font-weight="normal" fo:background-color="#282c34" loext:char-shading-value="0" style:font-name-asian="Source Code Pro" style:font-size-asian="10.5pt" style:font-name-complex="Source Code Pro" style:font-size-complex="10.5pt"/>
    </style:style>
    <style:style style:name="T7" style:family="text">
      <style:text-properties fo:color="#abb2bf" style:font-name="Source Code Pro" fo:font-size="10.5pt" fo:font-weight="bold" fo:background-color="#282c34" loext:char-shading-value="0" style:font-name-asian="Source Code Pro" style:font-size-asian="10.5pt" style:font-weight-asian="bold" style:font-name-complex="Source Code Pro" style:font-size-complex="10.5pt" style:font-weight-complex="bold" loext:padding="0in" loext:border="none"/>
    </style:style>
    <style:style style:name="T8" style:family="text">
      <style:text-properties fo:color="#abb2bf" style:text-line-through-style="none" style:text-line-through-type="none" style:font-name="Source Code Pro" fo:font-size="10.5pt" style:text-underline-style="none" style:text-blinking="false" fo:background-color="#282c34" loext:char-shading-value="0" style:font-name-asian="Source Code Pro" style:font-size-asian="10.5pt" style:font-name-complex="Source Code Pro" style:font-size-complex="10.5pt" loext:padding="0in" loext:border="none"/>
    </style:style>
    <style:style style:name="T9" style:family="text">
      <style:text-properties fo:color="#800000"/>
    </style:style>
    <style:style style:name="T10" style:family="text">
      <style:text-properties fo:color="#800000" fo:background-color="#ffff00" loext:char-shading-value="0"/>
    </style:style>
    <style:style style:name="T11" style:family="text">
      <style:text-properties fo:color="#800000" fo:background-color="#ffff00" loext:char-shading-value="0"/>
    </style:style>
    <style:style style:name="T12" style:family="text">
      <style:text-properties fo:color="#ff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1"><text:span text:style-name="Source_20_Text"><text:span text:style-name="T7"/></text:span></text:h>
      <text:p text:style-name="P3">set_fs和get_fs函数在vfs_read和vfs_write使用时的作用</text:p>
      <text:p text:style-name="P2">2018年12月18日 22:36:10 小小城御园 阅读数 144更多</text:p>
      <text:p text:style-name="P2">分类专栏： linux设备驱动 linux学习笔记</text:p>
      <text:p text:style-name="P2">版权声明：本文为博主原创文章，遵循 CC 4.0 by-sa 版权协议，转载请附上原文出处链接和本声明。</text:p>
      <text:p text:style-name="P2">本文链接：https://blog.csdn.net/qq_37600027/article/details/85082643</text:p>
      <text:p text:style-name="P2"/>
      <text:p text:style-name="P2">linux内核中文件的操作函数为：</text:p>
      <text:p text:style-name="P2"/>
      <text:p text:style-name="P4">　ssize_t vfs_read(struct file* filp, char __user* buffer, size_t len, loff_t* pos);</text:p>
      <text:p text:style-name="P4"><text:s/></text:p>
      <text:p text:style-name="P4">　ssize_t vfs_write(struct file* filp, const char __user* buffer, size_t len, loff_t* pos);</text:p>
      <text:p text:style-name="P2"><text:span text:style-name="T12">注意这两个函数的第二个参数buffer，他们都被__user修饰。那就说明这个指的是用户空间buffer，是指向用户空间的缓冲区，如果对该参数传递kernel空间的指针，这两个函数都会返回失败-EFAULT。</text:span>但在linux内核中，一般不会产生用户空间buffer。要使这两个读写函数使用kernel空间的buffer指针，需要使用set_fs()函数，其原形如下：</text:p>
      <text:p text:style-name="P2"/>
      <text:p text:style-name="P2">　<text:span text:style-name="T11">　void set_fs(mm_segment_t fs);</text:span></text:p>
      <text:p text:style-name="P2"/>
      <text:p text:style-name="P2">　　该函数的作用是改变kernel对内存地址检查的处理方式，其实该函数的参数fs只有两个取值：USER_DS，KERNEL_DS，分别代表用户空间和内核空间，默认情况下，kernel取值为USER_DS，即对用户空间地址检查并做变换。那么要在这种对内存地址做检查变换的函数中使用内核空间地址，就需要使用set_fs(KERNEL_DS)进行设置。get_fs()一般也可能是宏定义，它的作用是取得当前的设置，这两个函数的一般用 法为：</text:p>
      <text:p text:style-name="P2"><text:s/></text:p>
      <text:p text:style-name="P2"/>
      <text:p text:style-name="P4">　　mm_segment_t fs;</text:p>
      <text:p text:style-name="P4">　　fs = get_fs();</text:p>
      <text:p text:style-name="P4">　　set_fs(KERNEL_DS);</text:p>
      <text:p text:style-name="P4">　　//在这里就可以内核空间的buffer了</text:p>
      <text:p text:style-name="P4">　　set_fs(fs);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Inconsolata, Courier, monospace"/>
    <style:font-face style:name="Microsoft YaHei" svg:font-family="'Microsoft YaHei', 'SF Pro Display', Roboto, Noto, Arial, 'PingFang SC', sans-serif"/>
    <style:font-face style:name="Source Code Pro" svg:font-family="'Source Code Pro', 'DejaVu Sans Mono', 'Ubuntu Mono', 'Anonymous Pro', 'Droid Sans Mono', Menlo, Monaco, Consolas, Inconsolata, Courier, monospace, 'PingFang SC', 'Microsoft YaHei', sans-serif"/>
    <style:font-face style:name="apple-system" svg:font-family="apple-system, 'SF UI Text', Arial, 'PingFang SC', 'Hiragino Sans GB', 'Microsoft YaHei', 'WenQuanYi Micro Hei', sans-serif, SimHei, SimSu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7T13:35:54.522549586</meta:creation-date>
    <dc:date>2019-08-27T13:39:17.223914897</dc:date>
    <meta:editing-duration>PT3M23S</meta:editing-duration>
    <meta:editing-cycles>1</meta:editing-cycles>
    <meta:document-statistic meta:table-count="0" meta:image-count="0" meta:object-count="0" meta:page-count="1" meta:paragraph-count="18" meta:word-count="445" meta:character-count="927" meta:non-whitespace-character-count="872"/>
    <meta:generator>LibreOffice/5.1.6.2$Linux_X86_64 LibreOffice_project/10m0$Build-2</meta:generator>
  </office:meta>
</office:document-meta>
</file>